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311CD9E7693FF6EC.jpg" manifest:media-type="image/jpeg"/>
  <manifest:file-entry manifest:full-path="Pictures/10000000000005140000004FABB9644E3E6082B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53223" officeooo:paragraph-rsid="0004b500" style:font-weight-asian="normal" style:font-weight-complex="normal"/>
    </style:style>
    <style:style style:name="P5" style:family="paragraph" style:parent-style-name="Standard">
      <style:text-properties officeooo:rsid="000ae19b" officeooo:paragraph-rsid="000ae19b"/>
    </style:style>
    <style:style style:name="P6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 style:list-style-name="L1">
      <style:text-properties officeooo:rsid="000321d1" officeooo:paragraph-rsid="000321d1"/>
    </style:style>
    <style:style style:name="P12" style:family="paragraph" style:parent-style-name="Standard" style:list-style-name="L1">
      <style:text-properties officeooo:rsid="00024a10" officeooo:paragraph-rsid="0000c8f9"/>
    </style:style>
    <style:style style:name="P13" style:family="paragraph" style:parent-style-name="Standard" style:list-style-name="L1"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T6" style:family="text">
      <style:text-properties officeooo:rsid="000b0a35"/>
    </style:style>
    <style:style style:name="T7" style:family="text">
      <style:text-properties officeooo:rsid="000d6050"/>
    </style:style>
    <style:style style:name="T8" style:family="text">
      <style:text-properties officeooo:rsid="000ebc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5">alteração 2<text:span text:style-name="T7">2h10 </text:span><text:span text:style-name="T8">huhuhu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6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  <text:p text:style-name="P7"><text:a xlink:type="simple" xlink:href="#__RefHeading___Toc165_2128132063" text:style-name="Index_20_Link" text:visited-style-name="Index_20_Link">1. Introdução ao GIT<text:tab/>3</text:a></text:p>
          <text:p text:style-name="P8"><text:a xlink:type="simple" xlink:href="#__RefHeading___Toc167_2128132063" text:style-name="Index_20_Link" text:visited-style-name="Index_20_Link">1.1 Exercício de Fixação<text:tab/>4</text:a></text:p>
        </text:index-body>
      </text:table-of-content>
      <text:p text:style-name="P4"/>
      <text:h text:style-name="P9" text:outline-level="1"><text:bookmark-start text:name="__RefHeading___Toc165_2128132063"/><text:span text:style-name="T6">1. </text:span>Introdução <text:span text:style-name="T5">ao GIT</text:span><text:bookmark-end text:name="__RefHeading___Toc165_2128132063"/></text:h>
      <text:p text:style-name="P3"/>
      <text:h text:style-name="P10" text:outline-level="2"><text:bookmark-start text:name="__RefHeading___Toc167_2128132063"/><text:span text:style-name="T6">1.1 </text:span>Exercício de Fixação<text:bookmark-end text:name="__RefHeading___Toc167_2128132063"/></text:h>
      <text:list xml:id="list1280302823" text:style-name="L1">
        <text:list-header>
          <text:p text:style-name="P11"/>
        </text:list-header>
        <text:list-item>
          <text:p text:style-name="P12">O que é um sistema de controle de versão?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3">__________________________________________________________________________</text:p>
        </text:list-item>
        <text:list-item>
          <text:p text:style-name="P12">O que é GIT?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3">__________________________________________________________________________</text:p>
        </text:list-item>
        <text:list-item>
          <text:p text:style-name="P12">O que é GITHUB?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3">__________________________________________________________________________</text:p>
        </text:list-item>
        <text:list-item>
          <text:p text:style-name="P12">O que é <text:span text:style-name="T1">merge</text:span>?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3">__________________________________________________________________________</text:p>
        </text:list-item>
        <text:list-item>
          <text:p text:style-name="P12">O que é <text:span text:style-name="T2">branch</text:span>?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3">__________________________________________________________________________</text:p>
        </text:list-item>
        <text:list-item>
          <text:p text:style-name="P12"><text:span text:style-name="T3">Qual a diferença de Master Branch e Feature Branch</text:span>?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3">__________________________________________________________________________</text:p>
        </text:list-item>
        <text:list-item>
          <text:p text:style-name="P12"><text:span text:style-name="T3">Qua</text:span><text:span text:style-name="T4">is os principais comandos do GIT?</text:span></text:p>
          <text:p text:style-name="P15">__________________________________________________________________________</text:p>
          <text:p text:style-name="P15">__________________________________________________________________________</text:p>
          <text:p text:style-name="P14">__________________________________________________________________________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311CD9E7693FF6EC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ABB9644E3E6082BE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23T20:31:04.936000000</dc:date>
    <meta:editing-duration>PT1H17M42S</meta:editing-duration>
    <meta:editing-cycles>14</meta:editing-cycles>
    <meta:generator>LibreOffice/7.1.4.2$Windows_X86_64 LibreOffice_project/a529a4fab45b75fefc5b6226684193eb000654f6</meta:generator>
    <meta:document-statistic meta:table-count="0" meta:image-count="2" meta:object-count="0" meta:page-count="4" meta:paragraph-count="41" meta:word-count="115" meta:character-count="2035" meta:non-whitespace-character-count="1967"/>
  </office:meta>
</office:document-meta>
</file>